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size="18pt" officeooo:paragraph-rsid="0015ba43" style:font-size-asian="18pt" style:font-size-complex="18pt"/>
    </style:style>
    <style:style style:name="P2" style:family="paragraph" style:parent-style-name="Text_20_body">
      <style:text-properties fo:color="#ce181e" fo:font-size="18pt" officeooo:paragraph-rsid="0015ba43" style:font-size-asian="18pt" style:font-size-complex="18pt"/>
    </style:style>
    <style:style style:name="P3" style:family="paragraph" style:parent-style-name="Text_20_body">
      <style:text-properties fo:color="#ed1c24" fo:font-size="18pt" officeooo:paragraph-rsid="0015ba43" style:font-size-asian="18pt" style:font-size-complex="18pt"/>
    </style:style>
    <style:style style:name="P4" style:family="paragraph" style:parent-style-name="Standard">
      <style:text-properties fo:font-size="18pt" style:font-size-asian="18pt" style:font-size-complex="18pt"/>
    </style:style>
    <style:style style:name="P5" style:family="paragraph" style:parent-style-name="Preformatted_20_Text">
      <style:text-properties fo:font-size="18pt" style:font-size-asian="18pt" style:font-size-complex="18pt"/>
    </style:style>
    <style:style style:name="P6" style:family="paragraph" style:parent-style-name="Preformatted_20_Text">
      <style:paragraph-properties fo:margin-top="0cm" fo:margin-bottom="0.499cm" loext:contextual-spacing="false"/>
    </style:style>
    <style:style style:name="P7" style:family="paragraph" style:parent-style-name="Preformatted_20_Text">
      <style:paragraph-properties fo:margin-top="0cm" fo:margin-bottom="0.499cm" loext:contextual-spacing="false"/>
      <style:text-properties fo:font-size="18pt" style:font-size-asian="18pt" style:font-size-complex="18pt"/>
    </style:style>
    <style:style style:name="T1" style:family="text">
      <style:text-properties fo:font-size="18pt" style:font-size-asian="18pt" style:font-size-complex="18pt"/>
    </style:style>
    <style:style style:name="T2" style:family="text">
      <style:text-properties officeooo:rsid="0015ba43"/>
    </style:style>
    <style:style style:name="T3" style:family="text">
      <style:text-properties fo:color="#ce181e" fo:font-size="18pt" style:font-size-asian="18pt" style:font-size-complex="18pt"/>
    </style:style>
    <style:style style:name="T4" style:family="text">
      <style:text-properties fo:color="#000000" fo:font-size="18pt" style:font-size-asian="18pt" style:font-size-complex="18pt"/>
    </style:style>
    <style:style style:name="T5" style:family="text">
      <style:text-properties fo:color="#ed1c24"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1.</text:span>What is a union in C? </text:p>
      <text:p text:style-name="P1">A: A union in C is a data type that allows different variables of different data types to share the same memory space. In a union, only one member can be used at a time, and the memory allocated for the union is equal to the size of its largest member. Unions can be useful for saving memory when only one member needs to be used at a time. For example:</text:p>
      <text:p text:style-name="P7">c</text:p>
      <text:p text:style-name="Preformatted_20_Text"><text:span text:style-name="Source_20_Text"><text:span text:style-name="T1">union myUnion {</text:span></text:span></text:p>
      <text:p text:style-name="Preformatted_20_Text"><text:span text:style-name="Source_20_Text"><text:span text:style-name="T1"><text:s text:c="4"/>int intValue;</text:span></text:span></text:p>
      <text:p text:style-name="Preformatted_20_Text"><text:span text:style-name="Source_20_Text"><text:span text:style-name="T1"><text:s text:c="4"/>float floatValue;</text:span></text:span></text:p>
      <text:p text:style-name="Preformatted_20_Text"><text:span text:style-name="Source_20_Text"><text:span text:style-name="T1"><text:s text:c="4"/>char charValue;</text:span></text:span></text:p>
      <text:p text:style-name="Preformatted_20_Text"><text:span text:style-name="Source_20_Text"><text:span text:style-name="T1">};</text:span></text:span></text:p>
      <text:p text:style-name="Preformatted_20_Text"><text:span text:style-name="Source_20_Text"><text:span text:style-name="T4">union myUnion myVariable;</text:span></text:span></text:p>
      <text:p text:style-name="P6"><text:span text:style-name="Source_20_Text"><text:span text:style-name="T4">myVariable.intValue = 10;</text:span></text:span></text:p>
      <text:p text:style-name="P3"><text:span text:style-name="T2">2.</text:span> How do you declare a union in C?</text:p>
      <text:p text:style-name="P1">A: A union in C can be declared using the union keyword, followed by the union name and the list of members within curly braces. For example:</text:p>
      <text:p text:style-name="P7">c</text:p>
      <text:p text:style-name="Preformatted_20_Text"><text:span text:style-name="Source_20_Text"><text:span text:style-name="T1">union myUnion {</text:span></text:span></text:p>
      <text:p text:style-name="Preformatted_20_Text"><text:span text:style-name="Source_20_Text"><text:span text:style-name="T1"><text:s text:c="4"/>int intValue;</text:span></text:span></text:p>
      <text:p text:style-name="Preformatted_20_Text"><text:span text:style-name="Source_20_Text"><text:span text:style-name="T1"><text:s text:c="4"/>float floatValue;</text:span></text:span></text:p>
      <text:p text:style-name="Preformatted_20_Text"><text:span text:style-name="Source_20_Text"><text:span text:style-name="T1"><text:s text:c="4"/>char </text:span></text:span><text:span text:style-name="Source_20_Text"><text:span text:style-name="T4">};</text:span></text:span><text:span text:style-name="Source_20_Text"><text:span text:style-name="T1">charValue;</text:span></text:span></text:p>
      <text:p text:style-name="P6"><text:span text:style-name="Source_20_Text"><text:span text:style-name="T4">};</text:span></text:span></text:p>
      <text:p text:style-name="P3"><text:span text:style-name="T2">3.</text:span>How do you access the members of a union in C? </text:p>
      <text:p text:style-name="P1">A: The members of a union in C can be accessed using the dot operator (.) or the arrow operator (-&gt;) with the union variable <text:soft-page-break/>name. Only one member can be accessed at a time, and accessing a different member will overwrite the previous value. For example:</text:p>
      <text:p text:style-name="P7">c</text:p>
      <text:p text:style-name="Preformatted_20_Text"><text:span text:style-name="Source_20_Text"><text:span text:style-name="T1">union myUnion myVariable;</text:span></text:span></text:p>
      <text:p text:style-name="Preformatted_20_Text"><text:span text:style-name="Source_20_Text"><text:span text:style-name="T1">myVariable.intValue = 10;</text:span></text:span></text:p>
      <text:p text:style-name="Preformatted_20_Text"><text:span text:style-name="Source_20_Text"><text:span text:style-name="T1">printf("Int value: %d\n", myVariable.intValue);</text:span></text:span></text:p>
      <text:p text:style-name="Preformatted_20_Text"><text:span text:style-name="Source_20_Text"><text:span text:style-name="T1">myVariable.floatValue = 3.14;</text:span></text:span></text:p>
      <text:p text:style-name="P6"><text:span text:style-name="Source_20_Text"><text:span text:style-name="T1">printf("Float value: %.2f\n", myVariable.floatValue);</text:span></text:span></text:p>
      <text:p text:style-name="P3"><text:span text:style-name="T2">4.</text:span>How do you pass a union to a function in C? </text:p>
      <text:p text:style-name="P1">A: A union in C can be passed to a function by value or by reference. To pass by value, the function takes a union parameter and makes a copy of the union. To pass by reference, the function takes a pointer to the union as a parameter. For example:</text:p>
      <text:p text:style-name="P7">c</text:p>
      <text:p text:style-name="Preformatted_20_Text"><text:span text:style-name="Source_20_Text"><text:span text:style-name="T1">// Pass by value</text:span></text:span></text:p>
      <text:p text:style-name="Preformatted_20_Text"><text:span text:style-name="Source_20_Text"><text:span text:style-name="T1">void printUnion(union myUnion u) {</text:span></text:span></text:p>
      <text:p text:style-name="Preformatted_20_Text"><text:span text:style-name="Source_20_Text"><text:span text:style-name="T1"><text:s text:c="4"/>printf("Int value: %d\n", u.intValue);</text:span></text:span></text:p>
      <text:p text:style-name="Preformatted_20_Text"><text:span text:style-name="Source_20_Text"><text:span text:style-name="T1"><text:s text:c="4"/>printf("Float value: %.2f\n", u.floatValue);</text:span></text:span></text:p>
      <text:p text:style-name="Preformatted_20_Text"><text:span text:style-name="Source_20_Text"><text:span text:style-name="T1"><text:s text:c="4"/>printf("Char value: %c\n", u.charValue);</text:span></text:span></text:p>
      <text:p text:style-name="Preformatted_20_Text"><text:span text:style-name="Source_20_Text"><text:span text:style-name="T1">}</text:span></text:span></text:p>
      <text:p text:style-name="Preformatted_20_Text"><text:span text:style-name="Source_20_Text"><text:span text:style-name="T1">union myUnion myVariable;</text:span></text:span></text:p>
      <text:p text:style-name="Preformatted_20_Text"><text:span text:style-name="Source_20_Text"><text:span text:style-name="T1">myVariable.intValue = 10;</text:span></text:span></text:p>
      <text:p text:style-name="Preformatted_20_Text"><text:span text:style-name="Source_20_Text"><text:span text:style-name="T1">printUnion(myVariable);</text:span></text:span></text:p>
      <text:p text:style-name="P5"/>
      <text:p text:style-name="Preformatted_20_Text"><text:span text:style-name="Source_20_Text"><text:span text:style-name="T1">// Pass by reference</text:span></text:span></text:p>
      <text:p text:style-name="Preformatted_20_Text"><text:span text:style-name="Source_20_Text"><text:span text:style-name="T1">void setFloatValue(union myUnion *u, float value) {</text:span></text:span></text:p>
      <text:p text:style-name="Preformatted_20_Text"><text:soft-page-break/><text:span text:style-name="Source_20_Text"><text:span text:style-name="T1"><text:s text:c="4"/>u-&gt;floatValue = value;</text:span></text:span></text:p>
      <text:p text:style-name="Preformatted_20_Text"><text:span text:style-name="Source_20_Text"><text:span text:style-name="T1">}</text:span></text:span></text:p>
      <text:p text:style-name="Preformatted_20_Text"><text:span text:style-name="Source_20_Text"><text:span text:style-name="T1">union myUnion myVariable;</text:span></text:span></text:p>
      <text:p text:style-name="Preformatted_20_Text"><text:span text:style-name="Source_20_Text"><text:span text:style-name="T1">myVariable.intValue = 10;</text:span></text:span></text:p>
      <text:p text:style-name="Preformatted_20_Text"><text:span text:style-name="Source_20_Text"><text:span text:style-name="T1">setFloatValue(&amp;myVariable, 3.14);</text:span></text:span></text:p>
      <text:p text:style-name="P6"><text:span text:style-name="Source_20_Text"><text:span text:style-name="T4">printf("Float value: %.2f\n", myVariable.floatValue);</text:span></text:span></text:p>
      <text:p text:style-name="P3"><text:span text:style-name="T2">5.</text:span>What is the size of a union in C? </text:p>
      <text:p text:style-name="P1">A: The size of a union in C is equal to the size of its largest member. For example:</text:p>
      <text:p text:style-name="P7">c</text:p>
      <text:p text:style-name="Preformatted_20_Text"><text:span text:style-name="Source_20_Text"><text:span text:style-name="T1">union myUnion {</text:span></text:span></text:p>
      <text:p text:style-name="Preformatted_20_Text"><text:span text:style-name="Source_20_Text"><text:span text:style-name="T1"><text:s text:c="4"/>int intValue;</text:span></text:span></text:p>
      <text:p text:style-name="Preformatted_20_Text"><text:span text:style-name="Source_20_Text"><text:span text:style-name="T1"><text:s text:c="4"/>float floatValue;</text:span></text:span></text:p>
      <text:p text:style-name="Preformatted_20_Text"><text:span text:style-name="Source_20_Text"><text:span text:style-name="T1"><text:s text:c="4"/>char charValue;</text:span></text:span></text:p>
      <text:p text:style-name="Preformatted_20_Text"><text:span text:style-name="Source_20_Text"><text:span text:style-name="T4">};</text:span></text:span></text:p>
      <text:p text:style-name="P6"><text:span text:style-name="Source_20_Text"><text:span text:style-name="T4">printf("Size of myUnion: %lu\n", sizeof(union myUnion));</text:span></text:span></text:p>
      <text:p text:style-name="P2"><text:span text:style-name="T2">6.</text:span> What is a union in C used for?</text:p>
      <text:p text:style-name="P1">A: Unions in C are typically used for saving memory when only one member needs to be used at a time. For example, a program that handles different data types such as integers, floats, and characters can use a union to store the data in a single variable instead of multiple variables. However, unions can also be used to create variant data types, such as a data type that can store either an integer or a float.</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3-09T11:41:37.822244280</meta:creation-date>
    <dc:date>2023-03-09T12:07:36.661207885</dc:date>
    <meta:editing-duration>PT25M58S</meta:editing-duration>
    <meta:editing-cycles>2</meta:editing-cycles>
    <meta:generator>LibreOffice/6.0.7.3$Linux_X86_64 LibreOffice_project/00m0$Build-3</meta:generator>
    <meta:document-statistic meta:table-count="0" meta:image-count="0" meta:object-count="0" meta:page-count="3" meta:paragraph-count="57" meta:word-count="466" meta:character-count="2721" meta:non-whitespace-character-count="2256"/>
  </office:meta>
</office:document-meta>
</file>